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17"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0cm" draw:caption-point-x="-0.61cm" draw:caption-point-y="0.465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5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8.349cm" svg:height="1.781cm" svg:x="6.683cm" svg:y="0cm" draw:caption-point-x="-0.61cm" draw:caption-point-y="0.465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7"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5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5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0cm" draw:caption-point-x="-0.61cm" draw:caption-point-y="0.465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2.899cm" svg:height="1.386cm" svg:x="6.683cm" svg:y="0cm" draw:caption-point-x="-0.61cm" draw:caption-point-y="0.465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6"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5" office:value-type="string">
            <office:annotation draw:style-name="gr2" draw:text-style-name="P2" svg:width="7.268cm" svg:height="0.596cm" svg:x="6.683cm" svg:y="0cm" draw:caption-point-x="-0.61cm" draw:caption-point-y="0.465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0cm" draw:caption-point-x="-0.61cm" draw:caption-point-y="0.465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0cm" draw:caption-point-x="-0.61cm" draw:caption-point-y="0.465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0cm" draw:caption-point-x="-0.61cm" draw:caption-point-y="0.465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0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0cm" draw:caption-point-x="-0.61cm" draw:caption-point-y="0.465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0cm" draw:caption-point-x="-0.61cm" draw:caption-point-y="0.465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6574.38">
            <text:p>6574,38</text:p>
          </table:table-cell>
          <table:table-cell office:value-type="float" office:value="10523.874">
            <text:p>10523,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148.76">
            <text:p>13148,76</text:p>
          </table:table-cell>
          <table:table-cell office:value-type="float" office:value="13944.498">
            <text:p>139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438.292">
            <text:p>438,29</text:p>
          </table:table-cell>
          <table:table-cell office:value-type="float" office:value="741.0541">
            <text:p>741,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2" draw:text-style-name="P2" svg:width="4.111cm" svg:height="0.596cm" svg:x="6.683cm" svg:y="0.773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7" draw:text-style-name="P2" svg:width="6.611cm" svg:height="2.176cm" svg:x="6.683cm" svg:y="1.815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1.815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1.815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1.815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1.815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36]" office:value-type="string" office:string-value="T Mex t2">
            <text:p>T Mex t2</text:p>
          </table:table-cell>
          <table:table-cell table:style-name="ce15" office:value-type="string">
            <office:annotation draw:style-name="gr2" draw:text-style-name="P2" svg:width="4.31cm" svg:height="0.596cm" svg:x="6.683cm" svg:y="1.815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37]" office:value-type="string" office:string-value="T Mex t2">
            <text:p>T Mex t2</text:p>
          </table:table-cell>
          <table:table-cell table:style-name="ce15" office:value-type="string">
            <office:annotation draw:style-name="gr2" draw:text-style-name="P2" svg:width="3.824cm" svg:height="0.596cm" svg:x="6.683cm" svg:y="1.815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visibility="filter">
          <table:table-cell table:formula="of:=[.A138]" office:value-type="string" office:string-value="T Mex t2">
            <text:p>T Mex t2</text:p>
          </table:table-cell>
          <table:table-cell table:style-name="ce16" office:value-type="string">
            <office:annotation draw:style-name="gr2" draw:text-style-name="P2" svg:width="3.868cm" svg:height="0.596cm" svg:x="6.683cm" svg:y="1.815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1.815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1.81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1.815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44]" office:value-type="string" office:string-value="T SCond. Tech.">
            <text:p>T SCond. Tech.</text:p>
          </table:table-cell>
          <table:table-cell table:style-name="ce16" office:value-type="string">
            <office:annotation draw:style-name="gr8" draw:text-style-name="P2" svg:width="6.5cm" svg:height="1.386cm" svg:x="6.683cm" svg:y="1.815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1.815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1.815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1.815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1.815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1.815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1.81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1.815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visibility="filter">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1.81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1.815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1.815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visibility="filter">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1.815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visibility="filter">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7" draw:text-style-name="P2" svg:width="7.074cm" svg:height="2.176cm" svg:x="6.683cm" svg:y="1.815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visibility="filter">
          <table:table-cell table:formula="of:=[.A167]" office:value-type="string" office:string-value="T Powd. Zet.">
            <text:p>T Powd. Zet.</text:p>
          </table:table-cell>
          <table:table-cell table:style-name="ce15" office:value-type="string">
            <office:annotation draw:style-name="gr8" draw:text-style-name="P2" svg:width="6.456cm" svg:height="1.386cm" svg:x="6.683cm" svg:y="1.81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8]" office:value-type="string" office:string-value="T Powd. Zet.">
            <text:p>T Powd. Zet.</text:p>
          </table:table-cell>
          <table:table-cell table:style-name="ce15" office:value-type="string">
            <office:annotation draw:style-name="gr8" draw:text-style-name="P2" svg:width="6.081cm" svg:height="1.386cm" svg:x="6.683cm" svg:y="1.815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9]" office:value-type="string" office:string-value="T Powd. Zet.">
            <text:p>T Powd. Zet.</text:p>
          </table:table-cell>
          <table:table-cell table:style-name="ce16" office:value-type="string">
            <office:annotation draw:style-name="gr7" draw:text-style-name="P2" svg:width="6.125cm" svg:height="2.176cm" svg:x="6.683cm" svg:y="1.815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71]" office:value-type="string" office:string-value="T Powd. Zet.">
            <text:p>T Powd. Zet.</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Powd. Zet.">
            <text:p>T Powd. Zet.</text:p>
          </table:table-cell>
          <table:table-cell table:style-name="ce15" office:value-type="string">
            <office:annotation draw:style-name="gr4" draw:text-style-name="P2" svg:width="2.899cm" svg:height="0.596cm" svg:x="6.683cm" svg:y="1.815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1.81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75]" office:value-type="string" office:string-value="T Zex t2">
            <text:p>T Zex t2</text:p>
          </table:table-cell>
          <table:table-cell table:style-name="ce15" office:value-type="string">
            <office:annotation draw:style-name="gr2" draw:text-style-name="P2" svg:width="5.59cm" svg:height="0.596cm" svg:x="6.683cm" svg:y="1.815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visibility="filter">
          <table:table-cell table:formula="of:=[.A176]" office:value-type="string" office:string-value="T Zex t2">
            <text:p>T Zex t2</text:p>
          </table:table-cell>
          <table:table-cell table:style-name="ce15" office:value-type="string">
            <office:annotation draw:style-name="gr2" draw:text-style-name="P2" svg:width="5.193cm" svg:height="0.596cm" svg:x="6.683cm" svg:y="1.81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177]" office:value-type="string" office:string-value="T Zex t2">
            <text:p>T Zex t2</text:p>
          </table:table-cell>
          <table:table-cell table:style-name="ce16" office:value-type="string">
            <office:annotation draw:style-name="gr2" draw:text-style-name="P2" svg:width="4.795cm" svg:height="0.596cm" svg:x="6.683cm" svg:y="1.815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1.815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1.815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visibility="filter">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visibility="filter">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visibility="filter">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visibility="filter">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0.77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visibility="filter">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1.815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visibility="filter">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visibility="filter">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visibility="filter">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1.815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visibility="filter">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1.815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1]" office:value-type="string" office:string-value="T Vulcan">
            <text:p>T Vulcan</text:p>
          </table:table-cell>
          <table:table-cell table:style-name="ce15"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Vulcan">
            <text:p>T Vulcan</text:p>
          </table:table-cell>
          <table:table-cell table:style-name="ce15"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visibility="filter">
          <table:table-cell table:formula="of:=[.A233]" office:value-type="string" office:string-value="T Vulcan">
            <text:p>T Vulcan</text:p>
          </table:table-cell>
          <table:table-cell table:style-name="ce16"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visibility="filter">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1.815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7]" office:value-type="string" office:string-value="T Screamer">
            <text:p>T Screamer</text:p>
          </table:table-cell>
          <table:table-cell table:style-name="ce15"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visibility="filter">
          <table:table-cell table:formula="of:=[.A238]" office:value-type="string" office:string-value="T Screamer">
            <text:p>T Screamer</text:p>
          </table:table-cell>
          <table:table-cell table:style-name="ce15"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visibility="filter">
          <table:table-cell table:formula="of:=[.A239]" office:value-type="string" office:string-value="T Screamer">
            <text:p>T Screamer</text:p>
          </table:table-cell>
          <table:table-cell table:style-name="ce16"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visibility="filter">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1.815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43]" office:value-type="string" office:string-value="T Thunder">
            <text:p>T Thunder</text:p>
          </table:table-cell>
          <table:table-cell table:style-name="ce15" office:value-type="string">
            <text:p>metal cost</text:p>
          </table:table-cell>
          <table:table-cell table:formula="of:=[Units.R85]"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visibility="filter">
          <table:table-cell table:formula="of:=[.A244]" office:value-type="string" office:string-value="T Thunder">
            <text:p>T Thunder</text:p>
          </table:table-cell>
          <table:table-cell table:style-name="ce15" office:value-type="string">
            <text:p>energy cost</text:p>
          </table:table-cell>
          <table:table-cell table:formula="of:=[Units.S85]"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visibility="filter">
          <table:table-cell table:formula="of:=[.A245]" office:value-type="string" office:string-value="T Thunder">
            <text:p>T Thunder</text:p>
          </table:table-cell>
          <table:table-cell table:style-name="ce16" office:value-type="string">
            <text:p>zetium cost</text:p>
          </table:table-cell>
          <table:table-cell table:formula="of:=[Units.T85]"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visibility="filter">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1.815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visibility="filter">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visibility="filter">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visibility="filter">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visibility="filter">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visibility="filter">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visibility="filter">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visibility="filter">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0.773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visibility="filter">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0.761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visibility="filter">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visibility="filter">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visibility="filter">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visibility="filter">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0.77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visibility="filter">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1.337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U Rhyno</text:p>
          </table:table-cell>
          <table:table-cell table:style-name="ce15" office:value-type="string">
            <office:annotation draw:style-name="gr3" draw:text-style-name="P2" svg:width="5cm" svg:height="0.991cm" svg:x="6.683cm" svg:y="1.337cm" draw:caption-point-x="-0.61cm" draw:caption-point-y="0.948cm">
              <dc:creator>AŠ</dc:creator>
              <dc:date>2011-02-14T00:00:00</dc:date>
              <text:p text:style-name="P2"><text:span text:style-name="T1">Same as Mule</text:span></text:p>
            </office:annotation>
            <text:p>unload per tick</text:p>
          </table:table-cell>
          <table:table-cell table:formula="of:=[Units.V62]" office:value-type="float" office:value="411">
            <text:p>411</text:p>
          </table:table-cell>
          <table:table-cell table:formula="of:=[.D353]" office:value-type="float" office:value="0">
            <text:p>0</text:p>
          </table:table-cell>
          <table:table-cell table:formula="of:=[.E353]" office:value-type="float" office:value="0">
            <text:p>0</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draw:control table:end-cell-address="Main.L363" table:end-x="1.949cm" table:end-y="0.185cm" draw:z-index="1" draw:text-style-name="P1" svg:width="4.24cm" svg:height="0.749cm" svg:x="0.86cm" svg:y="0.367cm"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energy cost</text:p>
          </table:table-cell>
          <table:covered-table-cell table:style-name="ce17"/>
          <table:covered-table-cell table:style-name="ce39"/>
          <table:covered-table-cell table:style-name="ce44"/>
          <table:table-cell table:style-name="ce40">
            <draw:control table:end-cell-address="Main.L365" table:end-x="2.215cm" table:end-y="0.138cm" draw:z-index="2" draw:text-style-name="P1" svg:width="4.437cm" svg:height="0.698cm" svg:x="0.929cm" svg:y="0.371cm"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438.292">
            <text:p>438,29</text:p>
          </table:table-cell>
          <table:table-cell table:style-name="ce22" office:value-type="float" office:value="741.0541">
            <text:p>741,0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438.292">
            <text:p>438,29</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438.292">
            <text:p>438,2920</text:p>
          </table:table-cell>
          <table:table-cell table:style-name="ce47" table:formula="of:=IF([.$K$366]=1; [.$K367]*60; [.$K367]/60)" office:value-type="float" office:value="7.30486666666667">
            <text:p>7,3049</text:p>
          </table:table-cell>
          <table:table-cell table:style-name="ce52" table:formula="of:=IF([.$K$366]=1; [.$K367]*60*60; [.$K367]/60/60)" office:value-type="float" office:value="0.121747777777778">
            <text:p>0,1217</text:p>
          </table:table-cell>
          <table:table-cell table:style-name="ce52" table:formula="of:=IF([.$K$366]=1; [.$K367]*60*60*24; [.$K367]/60/60/24)" office:value-type="float" office:value="0.00507282407407407">
            <text:p>0,0051</text:p>
          </table:table-cell>
          <table:table-cell table:number-columns-repeated="1010"/>
        </table:table-row>
        <table:table-row table:style-name="ro1">
          <table:table-cell table:style-name="ce12" office:value-type="string">
            <text:p>2</text:p>
          </table:table-cell>
          <table:table-cell table:formula="of:=[.$B$366]" office:value-type="float" office:value="438.292">
            <text:p>438,29</text:p>
          </table:table-cell>
          <table:table-cell table:style-name="ce30" table:formula="of:=SFLINEAR([.$A368]; [.$C$366]; [.$D$366])" office:value-type="float" office:value="741.0541">
            <text:p>741,054</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179.3461">
            <text:p>1179,3461</text:p>
          </table:table-cell>
          <table:table-cell table:style-name="ce47" table:formula="of:=IF([.$K$366]=1; [.$K368]*60; [.$K368]/60)" office:value-type="float" office:value="19.6557683333333">
            <text:p>19,6558</text:p>
          </table:table-cell>
          <table:table-cell table:style-name="ce52" table:formula="of:=IF([.$K$366]=1; [.$K368]*60*60; [.$K368]/60/60)" office:value-type="float" office:value="0.327596138888889">
            <text:p>0,3276</text:p>
          </table:table-cell>
          <table:table-cell table:style-name="ce52" table:formula="of:=IF([.$K$366]=1; [.$K368]*60*60*24; [.$K368]/60/60/24)" office:value-type="float" office:value="0.0136498391203704">
            <text:p>0,0136</text:p>
          </table:table-cell>
          <table:table-cell table:formula="of:=[.K368]/[.K367]" office:value-type="float" office:value="2.69077715313079">
            <text:p>2,69</text:p>
          </table:table-cell>
          <table:table-cell table:number-columns-repeated="1009"/>
        </table:table-row>
        <table:table-row table:style-name="ro1">
          <table:table-cell table:style-name="ce12" office:value-type="string">
            <text:p>3</text:p>
          </table:table-cell>
          <table:table-cell table:formula="of:=[.$B$366]" office:value-type="float" office:value="438.292">
            <text:p>438,29</text:p>
          </table:table-cell>
          <table:table-cell table:style-name="ce30" table:formula="of:=SFLINEAR([.$A369]; [.$C$366]; [.$D$366])" office:value-type="float" office:value="1482.1082">
            <text:p>1482,108</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1920.4002">
            <text:p>1920,4002</text:p>
          </table:table-cell>
          <table:table-cell table:style-name="ce47" table:formula="of:=IF([.$K$366]=1; [.$K369]*60; [.$K369]/60)" office:value-type="float" office:value="32.00667">
            <text:p>32,0067</text:p>
          </table:table-cell>
          <table:table-cell table:style-name="ce52" table:formula="of:=IF([.$K$366]=1; [.$K369]*60*60; [.$K369]/60/60)" office:value-type="float" office:value="0.5334445">
            <text:p>0,5334</text:p>
          </table:table-cell>
          <table:table-cell table:style-name="ce52" table:formula="of:=IF([.$K$366]=1; [.$K369]*60*60*24; [.$K369]/60/60/24)" office:value-type="float" office:value="0.0222268541666667">
            <text:p>0,0222</text:p>
          </table:table-cell>
          <table:table-cell table:formula="of:=[.K369]/[.K368]" office:value-type="float" office:value="1.62836015653081">
            <text:p>1,63</text:p>
          </table:table-cell>
          <table:table-cell table:number-columns-repeated="1009"/>
        </table:table-row>
        <table:table-row table:style-name="ro1">
          <table:table-cell table:style-name="ce12" office:value-type="string">
            <text:p>4</text:p>
          </table:table-cell>
          <table:table-cell table:formula="of:=[.$B$366]" office:value-type="float" office:value="438.292">
            <text:p>438,29</text:p>
          </table:table-cell>
          <table:table-cell table:style-name="ce30" table:formula="of:=SFLINEAR([.$A370]; [.$C$366]; [.$D$366])" office:value-type="float" office:value="2223.1623">
            <text:p>2223,162</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2661.4543">
            <text:p>2661,4543</text:p>
          </table:table-cell>
          <table:table-cell table:style-name="ce47" table:formula="of:=IF([.$K$366]=1; [.$K370]*60; [.$K370]/60)" office:value-type="float" office:value="44.3575716666667">
            <text:p>44,3576</text:p>
          </table:table-cell>
          <table:table-cell table:style-name="ce52" table:formula="of:=IF([.$K$366]=1; [.$K370]*60*60; [.$K370]/60/60)" office:value-type="float" office:value="0.739292861111111">
            <text:p>0,7393</text:p>
          </table:table-cell>
          <table:table-cell table:style-name="ce52" table:formula="of:=IF([.$K$366]=1; [.$K370]*60*60*24; [.$K370]/60/60/24)" office:value-type="float" office:value="0.030803869212963">
            <text:p>0,0308</text:p>
          </table:table-cell>
          <table:table-cell table:formula="of:=[.K370]/[.K369]" office:value-type="float" office:value="1.38588524412776">
            <text:p>1,39</text:p>
          </table:table-cell>
          <table:table-cell table:number-columns-repeated="1009"/>
        </table:table-row>
        <table:table-row table:style-name="ro1">
          <table:table-cell table:style-name="ce12" office:value-type="string">
            <text:p>5</text:p>
          </table:table-cell>
          <table:table-cell table:formula="of:=[.$B$366]" office:value-type="float" office:value="438.292">
            <text:p>438,29</text:p>
          </table:table-cell>
          <table:table-cell table:style-name="ce30" table:formula="of:=SFLINEAR([.$A371]; [.$C$366]; [.$D$366])" office:value-type="float" office:value="2964.2164">
            <text:p>2964,216</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3402.5084">
            <text:p>3402,5084</text:p>
          </table:table-cell>
          <table:table-cell table:style-name="ce47" table:formula="of:=IF([.$K$366]=1; [.$K371]*60; [.$K371]/60)" office:value-type="float" office:value="56.7084733333333">
            <text:p>56,7085</text:p>
          </table:table-cell>
          <table:table-cell table:style-name="ce52" table:formula="of:=IF([.$K$366]=1; [.$K371]*60*60; [.$K371]/60/60)" office:value-type="float" office:value="0.945141222222222">
            <text:p>0,9451</text:p>
          </table:table-cell>
          <table:table-cell table:style-name="ce52" table:formula="of:=IF([.$K$366]=1; [.$K371]*60*60*24; [.$K371]/60/60/24)" office:value-type="float" office:value="0.0393808842592593">
            <text:p>0,0394</text:p>
          </table:table-cell>
          <table:table-cell table:formula="of:=[.K371]/[.K370]" office:value-type="float" office:value="1.27843953585827">
            <text:p>1,28</text:p>
          </table:table-cell>
          <table:table-cell table:number-columns-repeated="1009"/>
        </table:table-row>
        <table:table-row table:style-name="ro1">
          <table:table-cell table:style-name="ce12" office:value-type="string">
            <text:p>6</text:p>
          </table:table-cell>
          <table:table-cell table:formula="of:=[.$B$366]" office:value-type="float" office:value="438.292">
            <text:p>438,29</text:p>
          </table:table-cell>
          <table:table-cell table:style-name="ce30" table:formula="of:=SFLINEAR([.$A372]; [.$C$366]; [.$D$366])" office:value-type="float" office:value="3705.2705">
            <text:p>3705,271</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143.5625">
            <text:p>4143,5625</text:p>
          </table:table-cell>
          <table:table-cell table:style-name="ce47" table:formula="of:=IF([.$K$366]=1; [.$K372]*60; [.$K372]/60)" office:value-type="float" office:value="69.059375">
            <text:p>69,0594</text:p>
          </table:table-cell>
          <table:table-cell table:style-name="ce52" table:formula="of:=IF([.$K$366]=1; [.$K372]*60*60; [.$K372]/60/60)" office:value-type="float" office:value="1.15098958333333">
            <text:p>1,1510</text:p>
          </table:table-cell>
          <table:table-cell table:style-name="ce52" table:formula="of:=IF([.$K$366]=1; [.$K372]*60*60*24; [.$K372]/60/60/24)" office:value-type="float" office:value="0.0479578993055556">
            <text:p>0,0480</text:p>
          </table:table-cell>
          <table:table-cell table:formula="of:=[.K372]/[.K371]" office:value-type="float" office:value="1.21779640573408">
            <text:p>1,22</text:p>
          </table:table-cell>
          <table:table-cell table:number-columns-repeated="1009"/>
        </table:table-row>
        <table:table-row table:style-name="ro1">
          <table:table-cell table:style-name="ce12" office:value-type="string">
            <text:p>7</text:p>
          </table:table-cell>
          <table:table-cell table:formula="of:=[.$B$366]" office:value-type="float" office:value="438.292">
            <text:p>438,29</text:p>
          </table:table-cell>
          <table:table-cell table:style-name="ce30" table:formula="of:=SFLINEAR([.$A373]; [.$C$366]; [.$D$366])" office:value-type="float" office:value="4446.3246">
            <text:p>4446,325</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4884.6166">
            <text:p>4884,6166</text:p>
          </table:table-cell>
          <table:table-cell table:style-name="ce47" table:formula="of:=IF([.$K$366]=1; [.$K373]*60; [.$K373]/60)" office:value-type="float" office:value="81.4102766666667">
            <text:p>81,4103</text:p>
          </table:table-cell>
          <table:table-cell table:style-name="ce52" table:formula="of:=IF([.$K$366]=1; [.$K373]*60*60; [.$K373]/60/60)" office:value-type="float" office:value="1.35683794444444">
            <text:p>1,3568</text:p>
          </table:table-cell>
          <table:table-cell table:style-name="ce52" table:formula="of:=IF([.$K$366]=1; [.$K373]*60*60*24; [.$K373]/60/60/24)" office:value-type="float" office:value="0.0565349143518519">
            <text:p>0,0565</text:p>
          </table:table-cell>
          <table:table-cell table:formula="of:=[.K373]/[.K372]" office:value-type="float" office:value="1.17884467773806">
            <text:p>1,18</text:p>
          </table:table-cell>
          <table:table-cell table:number-columns-repeated="1009"/>
        </table:table-row>
        <table:table-row table:style-name="ro1">
          <table:table-cell table:style-name="ce12" office:value-type="string">
            <text:p>8</text:p>
          </table:table-cell>
          <table:table-cell table:formula="of:=[.$B$366]" office:value-type="float" office:value="438.292">
            <text:p>438,29</text:p>
          </table:table-cell>
          <table:table-cell table:style-name="ce30" table:formula="of:=SFLINEAR([.$A374]; [.$C$366]; [.$D$366])" office:value-type="float" office:value="5187.3787">
            <text:p>5187,379</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5625.6707">
            <text:p>5625,6707</text:p>
          </table:table-cell>
          <table:table-cell table:style-name="ce47" table:formula="of:=IF([.$K$366]=1; [.$K374]*60; [.$K374]/60)" office:value-type="float" office:value="93.7611783333334">
            <text:p>93,7612</text:p>
          </table:table-cell>
          <table:table-cell table:style-name="ce52" table:formula="of:=IF([.$K$366]=1; [.$K374]*60*60; [.$K374]/60/60)" office:value-type="float" office:value="1.56268630555556">
            <text:p>1,5627</text:p>
          </table:table-cell>
          <table:table-cell table:style-name="ce52" table:formula="of:=IF([.$K$366]=1; [.$K374]*60*60*24; [.$K374]/60/60/24)" office:value-type="float" office:value="0.0651119293981482">
            <text:p>0,0651</text:p>
          </table:table-cell>
          <table:table-cell table:formula="of:=[.K374]/[.K373]" office:value-type="float" office:value="1.15171182524336">
            <text:p>1,15</text:p>
          </table:table-cell>
          <table:table-cell table:number-columns-repeated="1009"/>
        </table:table-row>
        <table:table-row table:style-name="ro1">
          <table:table-cell table:style-name="ce12" office:value-type="string">
            <text:p>9</text:p>
          </table:table-cell>
          <table:table-cell table:formula="of:=[.$B$366]" office:value-type="float" office:value="438.292">
            <text:p>438,29</text:p>
          </table:table-cell>
          <table:table-cell table:style-name="ce30" table:formula="of:=SFLINEAR([.$A375]; [.$C$366]; [.$D$366])" office:value-type="float" office:value="5928.4328">
            <text:p>5928,43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6366.7248">
            <text:p>6366,7248</text:p>
          </table:table-cell>
          <table:table-cell table:style-name="ce47" table:formula="of:=IF([.$K$366]=1; [.$K375]*60; [.$K375]/60)" office:value-type="float" office:value="106.11208">
            <text:p>106,1121</text:p>
          </table:table-cell>
          <table:table-cell table:style-name="ce52" table:formula="of:=IF([.$K$366]=1; [.$K375]*60*60; [.$K375]/60/60)" office:value-type="float" office:value="1.76853466666667">
            <text:p>1,7685</text:p>
          </table:table-cell>
          <table:table-cell table:style-name="ce52" table:formula="of:=IF([.$K$366]=1; [.$K375]*60*60*24; [.$K375]/60/60/24)" office:value-type="float" office:value="0.0736889444444445">
            <text:p>0,0737</text:p>
          </table:table-cell>
          <table:table-cell table:formula="of:=[.K375]/[.K374]" office:value-type="float" office:value="1.13172724453993">
            <text:p>1,13</text:p>
          </table:table-cell>
          <table:table-cell table:number-columns-repeated="1009"/>
        </table:table-row>
        <table:table-row table:style-name="ro1">
          <table:table-cell table:style-name="ce12" office:value-type="string">
            <text:p>10</text:p>
          </table:table-cell>
          <table:table-cell table:formula="of:=[.$B$366]" office:value-type="float" office:value="438.292">
            <text:p>438,29</text:p>
          </table:table-cell>
          <table:table-cell table:style-name="ce30" table:formula="of:=SFLINEAR([.$A376]; [.$C$366]; [.$D$366])" office:value-type="float" office:value="6669.4869">
            <text:p>6669,487</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7107.7789">
            <text:p>7107,7789</text:p>
          </table:table-cell>
          <table:table-cell table:style-name="ce47" table:formula="of:=IF([.$K$366]=1; [.$K376]*60; [.$K376]/60)" office:value-type="float" office:value="118.462981666667">
            <text:p>118,4630</text:p>
          </table:table-cell>
          <table:table-cell table:style-name="ce52" table:formula="of:=IF([.$K$366]=1; [.$K376]*60*60; [.$K376]/60/60)" office:value-type="float" office:value="1.97438302777778">
            <text:p>1,9744</text:p>
          </table:table-cell>
          <table:table-cell table:style-name="ce52" table:formula="of:=IF([.$K$366]=1; [.$K376]*60*60*24; [.$K376]/60/60/24)" office:value-type="float" office:value="0.0822659594907408">
            <text:p>0,0823</text:p>
          </table:table-cell>
          <table:table-cell table:formula="of:=[.K376]/[.K375]" office:value-type="float" office:value="1.11639486914842">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13148.76">
            <text:p>13148,76</text:p>
          </table:table-cell>
          <table:table-cell table:style-name="ce22" office:value-type="float" office:value="13944.498">
            <text:p>13944,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13148.76">
            <text:p>13148,76</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13148.76">
            <text:p>13148,7600</text:p>
          </table:table-cell>
          <table:table-cell table:style-name="ce47" table:formula="of:=IF([.$K$379]=1; [.$K380]*60; [.$K380]/60)" office:value-type="float" office:value="219.146">
            <text:p>219,1460</text:p>
          </table:table-cell>
          <table:table-cell table:style-name="ce52" table:formula="of:=IF([.$K$379]=1; [.$K380]*60*60; [.$K380]/60/60)" office:value-type="float" office:value="3.65243333333333">
            <text:p>3,6524</text:p>
          </table:table-cell>
          <table:table-cell table:style-name="ce52" table:formula="of:=IF([.$K$379]=1; [.$K380]*60*60*24; [.$K380]/60/60/24)" office:value-type="float" office:value="0.152184722222222">
            <text:p>0,1522</text:p>
          </table:table-cell>
          <table:table-cell table:number-columns-repeated="1010"/>
        </table:table-row>
        <table:table-row table:style-name="ro1">
          <table:table-cell table:style-name="ce12" office:value-type="string">
            <text:p>2</text:p>
          </table:table-cell>
          <table:table-cell table:formula="of:=[.$B$379]" office:value-type="float" office:value="13148.76">
            <text:p>13148,76</text:p>
          </table:table-cell>
          <table:table-cell table:style-name="ce30" table:formula="of:=SFLINEAR([.$A381]; [.$C$379]; [.$D$379])" office:value-type="float" office:value="13944.498">
            <text:p>13944,498</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27093.258">
            <text:p>27093,2580</text:p>
          </table:table-cell>
          <table:table-cell table:style-name="ce47" table:formula="of:=IF([.$K$379]=1; [.$K381]*60; [.$K381]/60)" office:value-type="float" office:value="451.5543">
            <text:p>451,5543</text:p>
          </table:table-cell>
          <table:table-cell table:style-name="ce52" table:formula="of:=IF([.$K$379]=1; [.$K381]*60*60; [.$K381]/60/60)" office:value-type="float" office:value="7.525905">
            <text:p>7,5259</text:p>
          </table:table-cell>
          <table:table-cell table:style-name="ce52" table:formula="of:=IF([.$K$379]=1; [.$K381]*60*60*24; [.$K381]/60/60/24)" office:value-type="float" office:value="0.313579375">
            <text:p>0,3136</text:p>
          </table:table-cell>
          <table:table-cell table:formula="of:=[.K381]/[.K380]" office:value-type="float" office:value="2.06051810208719">
            <text:p>2,06</text:p>
          </table:table-cell>
          <table:table-cell table:number-columns-repeated="1009"/>
        </table:table-row>
        <table:table-row table:style-name="ro1">
          <table:table-cell table:style-name="ce12" office:value-type="string">
            <text:p>3</text:p>
          </table:table-cell>
          <table:table-cell table:formula="of:=[.$B$379]" office:value-type="float" office:value="13148.76">
            <text:p>13148,76</text:p>
          </table:table-cell>
          <table:table-cell table:style-name="ce30" table:formula="of:=SFLINEAR([.$A382]; [.$C$379]; [.$D$379])" office:value-type="float" office:value="27888.996">
            <text:p>27888,996</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41037.756">
            <text:p>41037,7560</text:p>
          </table:table-cell>
          <table:table-cell table:style-name="ce47" table:formula="of:=IF([.$K$379]=1; [.$K382]*60; [.$K382]/60)" office:value-type="float" office:value="683.9626">
            <text:p>683,9626</text:p>
          </table:table-cell>
          <table:table-cell table:style-name="ce52" table:formula="of:=IF([.$K$379]=1; [.$K382]*60*60; [.$K382]/60/60)" office:value-type="float" office:value="11.3993766666667">
            <text:p>11,3994</text:p>
          </table:table-cell>
          <table:table-cell table:style-name="ce52" table:formula="of:=IF([.$K$379]=1; [.$K382]*60*60*24; [.$K382]/60/60/24)" office:value-type="float" office:value="0.474974027777778">
            <text:p>0,4750</text:p>
          </table:table-cell>
          <table:table-cell table:formula="of:=[.K382]/[.K381]" office:value-type="float" office:value="1.5146851663244">
            <text:p>1,51</text:p>
          </table:table-cell>
          <table:table-cell table:number-columns-repeated="1009"/>
        </table:table-row>
        <table:table-row table:style-name="ro1">
          <table:table-cell table:style-name="ce12" office:value-type="string">
            <text:p>4</text:p>
          </table:table-cell>
          <table:table-cell table:formula="of:=[.$B$379]" office:value-type="float" office:value="13148.76">
            <text:p>13148,76</text:p>
          </table:table-cell>
          <table:table-cell table:style-name="ce30" table:formula="of:=SFLINEAR([.$A383]; [.$C$379]; [.$D$379])" office:value-type="float" office:value="41833.494">
            <text:p>41833,494</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54982.254">
            <text:p>54982,2540</text:p>
          </table:table-cell>
          <table:table-cell table:style-name="ce47" table:formula="of:=IF([.$K$379]=1; [.$K383]*60; [.$K383]/60)" office:value-type="float" office:value="916.3709">
            <text:p>916,3709</text:p>
          </table:table-cell>
          <table:table-cell table:style-name="ce52" table:formula="of:=IF([.$K$379]=1; [.$K383]*60*60; [.$K383]/60/60)" office:value-type="float" office:value="15.2728483333333">
            <text:p>15,2728</text:p>
          </table:table-cell>
          <table:table-cell table:style-name="ce52" table:formula="of:=IF([.$K$379]=1; [.$K383]*60*60*24; [.$K383]/60/60/24)" office:value-type="float" office:value="0.636368680555556">
            <text:p>0,6364</text:p>
          </table:table-cell>
          <table:table-cell table:formula="of:=[.K383]/[.K382]" office:value-type="float" office:value="1.33979679590668">
            <text:p>1,34</text:p>
          </table:table-cell>
          <table:table-cell table:number-columns-repeated="1009"/>
        </table:table-row>
        <table:table-row table:style-name="ro1">
          <table:table-cell table:style-name="ce12" office:value-type="string">
            <text:p>5</text:p>
          </table:table-cell>
          <table:table-cell table:formula="of:=[.$B$379]" office:value-type="float" office:value="13148.76">
            <text:p>13148,76</text:p>
          </table:table-cell>
          <table:table-cell table:style-name="ce30" table:formula="of:=SFLINEAR([.$A384]; [.$C$379]; [.$D$379])" office:value-type="float" office:value="55777.992">
            <text:p>55777,992</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68926.752">
            <text:p>68926,7520</text:p>
          </table:table-cell>
          <table:table-cell table:style-name="ce47" table:formula="of:=IF([.$K$379]=1; [.$K384]*60; [.$K384]/60)" office:value-type="float" office:value="1148.7792">
            <text:p>1148,7792</text:p>
          </table:table-cell>
          <table:table-cell table:style-name="ce52" table:formula="of:=IF([.$K$379]=1; [.$K384]*60*60; [.$K384]/60/60)" office:value-type="float" office:value="19.14632">
            <text:p>19,1463</text:p>
          </table:table-cell>
          <table:table-cell table:style-name="ce52" table:formula="of:=IF([.$K$379]=1; [.$K384]*60*60*24; [.$K384]/60/60/24)" office:value-type="float" office:value="0.797763333333333">
            <text:p>0,7978</text:p>
          </table:table-cell>
          <table:table-cell table:formula="of:=[.K384]/[.K383]" office:value-type="float" office:value="1.25361815832432">
            <text:p>1,25</text:p>
          </table:table-cell>
          <table:table-cell table:number-columns-repeated="1009"/>
        </table:table-row>
        <table:table-row table:style-name="ro1">
          <table:table-cell table:style-name="ce12" office:value-type="string">
            <text:p>6</text:p>
          </table:table-cell>
          <table:table-cell table:formula="of:=[.$B$379]" office:value-type="float" office:value="13148.76">
            <text:p>13148,76</text:p>
          </table:table-cell>
          <table:table-cell table:style-name="ce30" table:formula="of:=SFLINEAR([.$A385]; [.$C$379]; [.$D$379])" office:value-type="float" office:value="69722.49">
            <text:p>69722,49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82871.25">
            <text:p>82871,2500</text:p>
          </table:table-cell>
          <table:table-cell table:style-name="ce47" table:formula="of:=IF([.$K$379]=1; [.$K385]*60; [.$K385]/60)" office:value-type="float" office:value="1381.1875">
            <text:p>1381,1875</text:p>
          </table:table-cell>
          <table:table-cell table:style-name="ce52" table:formula="of:=IF([.$K$379]=1; [.$K385]*60*60; [.$K385]/60/60)" office:value-type="float" office:value="23.0197916666667">
            <text:p>23,0198</text:p>
          </table:table-cell>
          <table:table-cell table:style-name="ce52" table:formula="of:=IF([.$K$379]=1; [.$K385]*60*60*24; [.$K385]/60/60/24)" office:value-type="float" office:value="0.959157986111111">
            <text:p>0,9592</text:p>
          </table:table-cell>
          <table:table-cell table:formula="of:=[.K385]/[.K384]" office:value-type="float" office:value="1.20230893804484">
            <text:p>1,2</text:p>
          </table:table-cell>
          <table:table-cell table:number-columns-repeated="1009"/>
        </table:table-row>
        <table:table-row table:style-name="ro1">
          <table:table-cell table:style-name="ce12" office:value-type="string">
            <text:p>7</text:p>
          </table:table-cell>
          <table:table-cell table:formula="of:=[.$B$379]" office:value-type="float" office:value="13148.76">
            <text:p>13148,76</text:p>
          </table:table-cell>
          <table:table-cell table:style-name="ce30" table:formula="of:=SFLINEAR([.$A386]; [.$C$379]; [.$D$379])" office:value-type="float" office:value="83666.988">
            <text:p>83666,988</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96815.748">
            <text:p>96815,7480</text:p>
          </table:table-cell>
          <table:table-cell table:style-name="ce47" table:formula="of:=IF([.$K$379]=1; [.$K386]*60; [.$K386]/60)" office:value-type="float" office:value="1613.5958">
            <text:p>1613,5958</text:p>
          </table:table-cell>
          <table:table-cell table:style-name="ce52" table:formula="of:=IF([.$K$379]=1; [.$K386]*60*60; [.$K386]/60/60)" office:value-type="float" office:value="26.8932633333333">
            <text:p>26,8933</text:p>
          </table:table-cell>
          <table:table-cell table:style-name="ce52" table:formula="of:=IF([.$K$379]=1; [.$K386]*60*60*24; [.$K386]/60/60/24)" office:value-type="float" office:value="1.12055263888889">
            <text:p>1,1206</text:p>
          </table:table-cell>
          <table:table-cell table:formula="of:=[.K386]/[.K385]" office:value-type="float" office:value="1.16826701660709">
            <text:p>1,17</text:p>
          </table:table-cell>
          <table:table-cell table:number-columns-repeated="1009"/>
        </table:table-row>
        <table:table-row table:style-name="ro1">
          <table:table-cell table:style-name="ce12" office:value-type="string">
            <text:p>8</text:p>
          </table:table-cell>
          <table:table-cell table:formula="of:=[.$B$379]" office:value-type="float" office:value="13148.76">
            <text:p>13148,76</text:p>
          </table:table-cell>
          <table:table-cell table:style-name="ce30" table:formula="of:=SFLINEAR([.$A387]; [.$C$379]; [.$D$379])" office:value-type="float" office:value="97611.486">
            <text:p>97611,486</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110760.246">
            <text:p>110760,2460</text:p>
          </table:table-cell>
          <table:table-cell table:style-name="ce47" table:formula="of:=IF([.$K$379]=1; [.$K387]*60; [.$K387]/60)" office:value-type="float" office:value="1846.0041">
            <text:p>1846,0041</text:p>
          </table:table-cell>
          <table:table-cell table:style-name="ce52" table:formula="of:=IF([.$K$379]=1; [.$K387]*60*60; [.$K387]/60/60)" office:value-type="float" office:value="30.766735">
            <text:p>30,7667</text:p>
          </table:table-cell>
          <table:table-cell table:style-name="ce52" table:formula="of:=IF([.$K$379]=1; [.$K387]*60*60*24; [.$K387]/60/60/24)" office:value-type="float" office:value="1.28194729166667">
            <text:p>1,2819</text:p>
          </table:table-cell>
          <table:table-cell table:formula="of:=[.K387]/[.K386]" office:value-type="float" office:value="1.1440312995361">
            <text:p>1,14</text:p>
          </table:table-cell>
          <table:table-cell table:number-columns-repeated="1009"/>
        </table:table-row>
        <table:table-row table:style-name="ro1">
          <table:table-cell table:style-name="ce12" office:value-type="string">
            <text:p>9</text:p>
          </table:table-cell>
          <table:table-cell table:formula="of:=[.$B$379]" office:value-type="float" office:value="13148.76">
            <text:p>13148,76</text:p>
          </table:table-cell>
          <table:table-cell table:style-name="ce30" table:formula="of:=SFLINEAR([.$A388]; [.$C$379]; [.$D$379])" office:value-type="float" office:value="111555.984">
            <text:p>111555,984</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124704.744">
            <text:p>124704,7440</text:p>
          </table:table-cell>
          <table:table-cell table:style-name="ce47" table:formula="of:=IF([.$K$379]=1; [.$K388]*60; [.$K388]/60)" office:value-type="float" office:value="2078.4124">
            <text:p>2078,4124</text:p>
          </table:table-cell>
          <table:table-cell table:style-name="ce52" table:formula="of:=IF([.$K$379]=1; [.$K388]*60*60; [.$K388]/60/60)" office:value-type="float" office:value="34.6402066666667">
            <text:p>34,6402</text:p>
          </table:table-cell>
          <table:table-cell table:style-name="ce52" table:formula="of:=IF([.$K$379]=1; [.$K388]*60*60*24; [.$K388]/60/60/24)" office:value-type="float" office:value="1.44334194444444">
            <text:p>1,4433</text:p>
          </table:table-cell>
          <table:table-cell table:formula="of:=[.K388]/[.K387]" office:value-type="float" office:value="1.12589804107152">
            <text:p>1,13</text:p>
          </table:table-cell>
          <table:table-cell table:number-columns-repeated="1009"/>
        </table:table-row>
        <table:table-row table:style-name="ro1">
          <table:table-cell table:style-name="ce12" office:value-type="string">
            <text:p>10</text:p>
          </table:table-cell>
          <table:table-cell table:formula="of:=[.$B$379]" office:value-type="float" office:value="13148.76">
            <text:p>13148,76</text:p>
          </table:table-cell>
          <table:table-cell table:style-name="ce30" table:formula="of:=SFLINEAR([.$A389]; [.$C$379]; [.$D$379])" office:value-type="float" office:value="125500.482">
            <text:p>125500,482</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138649.242">
            <text:p>138649,2420</text:p>
          </table:table-cell>
          <table:table-cell table:style-name="ce47" table:formula="of:=IF([.$K$379]=1; [.$K389]*60; [.$K389]/60)" office:value-type="float" office:value="2310.8207">
            <text:p>2310,8207</text:p>
          </table:table-cell>
          <table:table-cell table:style-name="ce52" table:formula="of:=IF([.$K$379]=1; [.$K389]*60*60; [.$K389]/60/60)" office:value-type="float" office:value="38.5136783333333">
            <text:p>38,5137</text:p>
          </table:table-cell>
          <table:table-cell table:style-name="ce52" table:formula="of:=IF([.$K$379]=1; [.$K389]*60*60*24; [.$K389]/60/60/24)" office:value-type="float" office:value="1.60473659722222">
            <text:p>1,6047</text:p>
          </table:table-cell>
          <table:table-cell table:formula="of:=[.K389]/[.K388]" office:value-type="float" office:value="1.11182010846356">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2cm" draw:caption-point-x="-0.61cm" draw:caption-point-y="1.536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3" office:value-type="float" office:value="0.0096">
            <text:p>0,0096</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3" office:value-type="float" office:value="0.0084">
            <text:p>0,008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3" office:value-type="float" office:value="0.0024">
            <text:p>0,002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3" office:value-type="float" office:value="0.0132">
            <text:p>0,0132</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8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8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5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7.2">
            <text:p>7,2</text:p>
          </table:table-cell>
          <table:table-cell table:style-name="ce25" table:formula="of:=[.C60]*TBLFIND([.$A$1:.$O$27];[.B60]; [.$O$1])" office:value-type="float" office:value="21.6">
            <text:p>21,6</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0.024">
            <text:p>10,02</text:p>
          </table:table-cell>
          <table:table-cell table:style-name="ce25" table:formula="of:=[.C61]*TBLFIND([.$A$1:.$O$27];[.B61]; [.$O$1])" office:value-type="float" office:value="30.072">
            <text:p>30,07</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8.573cm" draw:caption-point-x="-0.61cm" draw:caption-point-y="1.537cm">
              <dc:creator>AŠ</dc:creator>
              <dc:date>2010-12-22T00:00:00</dc:date>
              <text:p text:style-name="P2"><text:span text:style-name="T1">Lėčiausiai, bet galingiausias.</text:span></text:p>
            </office:annotation>
            <text:p>5</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6916">
            <text:p>6916</text:p>
          </table:table-cell>
          <table:table-cell table:style-name="ce71" table:formula="of:=VLOOKUP([.$B62];[.$A$2:.$H52];2;0)*[.$Q62]" office:value-type="float" office:value="20748">
            <text:p>20748</text:p>
          </table:table-cell>
          <table:table-cell table:style-name="ce71" table:formula="of:=VLOOKUP([.$B62];[.$A$2:.$H52];4;0)*[.$Q62]" office:value-type="float" office:value="31122">
            <text:p>31122</text:p>
          </table:table-cell>
          <table:table-cell table:style-name="ce71" table:formula="of:=VLOOKUP([.$B62];[.$A$2:.$H52];6;0)*[.$Q62]" office:value-type="float" office:value="4149.6">
            <text:p>4149,6</text:p>
          </table:table-cell>
          <table:table-cell/>
          <table:table-cell table:style-name="ce25" table:formula="of:=ROUND([.V59]*0.33)" office:value-type="float" office:value="411">
            <text:p>411</text:p>
          </table:table-cell>
          <table:table-cell table:formula="of:=[.C62]*TBLFIND([.$A$1:.$N$27];[.B62]; [.$N$1])" office:value-type="float" office:value="17.2">
            <text:p>17,2</text:p>
          </table:table-cell>
          <table:table-cell table:style-name="ce25" table:formula="of:=[.C62]*TBLFIND([.$A$1:.$O$27];[.B62]; [.$O$1])" office:value-type="float" office:value="51.6">
            <text:p>51,6</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3cm" draw:caption-point-x="-0.61cm" draw:caption-point-y="1.537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3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number-columns-repeated="2"/>
          <table:table-cell table:formula="of:=[.C66]*TBLFIND([.$A$1:.$N$27];[.B66]; [.$N$1])" office:value-type="float" office:value="6.44">
            <text:p>6,44</text:p>
          </table:table-cell>
          <table:table-cell table:style-name="ce25" table:formula="of:=[.C66]*TBLFIND([.$A$1:.$O$27];[.B66]; [.$O$1])" office:value-type="float" office:value="19.32">
            <text:p>19,32</text:p>
          </table:table-cell>
          <table:table-cell table:number-columns-repeated="1000"/>
        </table:table-row>
        <table:table-row table:style-name="ro1">
          <table:table-cell table:style-name="ce60" office:value-type="string">
            <office:annotation draw:style-name="gr2" draw:text-style-name="P2" svg:width="5.677cm" svg:height="0.596cm" svg:x="3.051cm" svg:y="30.848cm" draw:caption-point-x="-0.61cm" draw:caption-point-y="1.537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48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number-columns-repeated="2"/>
          <table:table-cell table:formula="of:=[.C67]*TBLFIND([.$A$1:.$N$27];[.B67]; [.$N$1])" office:value-type="float" office:value="5.6">
            <text:p>5,6</text:p>
          </table:table-cell>
          <table:table-cell table:style-name="ce25" table:formula="of:=[.C67]*TBLFIND([.$A$1:.$O$27];[.B67]; [.$O$1])" office:value-type="float" office:value="16.8">
            <text:p>16,8</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3cm" draw:caption-point-x="-0.61cm" draw:caption-point-y="1.537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6"/>
          <table:table-cell table:style-name="ce58"/>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1]*[.H71]*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79]/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4:.E75])" office:value-type="float" office:value="120">
            <text:p>120</text:p>
          </table:table-cell>
          <table:table-cell table:style-name="ce76"/>
          <table:table-cell table:style-name="ce58"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3]*VLOOKUP([.$B73];[.$A$2:.$N46];11;0)+[.E73]*[.H73]*VLOOKUP([.$B73];[.$A$2:.$N46];12;0))*(1 + ([.D73]-[Variables.$B$7])*VLOOKUP([.$B73];[.$A$2:.$O46];13;0)/100)" office:value-type="float" office:value="715.74">
            <text:p>715,74</text:p>
          </table:table-cell>
          <table:table-cell table:style-name="ce71" table:formula="of:=VLOOKUP([.$B73];[.$A$2:.$H60];2;0)*[.$Q73]" office:value-type="float" office:value="1073.61">
            <text:p>1073,61</text:p>
          </table:table-cell>
          <table:table-cell table:style-name="ce71" table:formula="of:=VLOOKUP([.$B73];[.$A$2:.$H60];4;0)*[.$Q73]" office:value-type="float" office:value="2147.22">
            <text:p>2147,22</text:p>
          </table:table-cell>
          <table:table-cell table:style-name="ce71"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3]" office:value-type="float" office:value="900">
            <text:p>900</text:p>
          </table:table-cell>
          <table:table-cell table:formula="of:=[.D73]"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6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7:.E78])" office:value-type="float" office:value="262.5">
            <text:p>262,5</text:p>
          </table:table-cell>
          <table:table-cell table:style-name="ce76"/>
          <table:table-cell table:style-name="ce76"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6]*VLOOKUP([.$B76];[.$A$2:.$N47];11;0)+[.E76]*[.H76]*VLOOKUP([.$B76];[.$A$2:.$N47];12;0))*(1 + ([.D77]-[Variables.$B$7])*VLOOKUP([.$B76];[.$A$2:.$O47];13;0)/100)" office:value-type="float" office:value="3244.125">
            <text:p>3244,13</text:p>
          </table:table-cell>
          <table:table-cell table:style-name="ce71" table:formula="of:=VLOOKUP([.$B76];[.$A$2:.$H61];2;0)*[.$Q76]" office:value-type="float" office:value="9732.375">
            <text:p>9732,38</text:p>
          </table:table-cell>
          <table:table-cell table:style-name="ce71" table:formula="of:=VLOOKUP([.$B76];[.$A$2:.$H61];4;0)*[.$Q76]" office:value-type="float" office:value="14598.5625">
            <text:p>14598,56</text:p>
          </table:table-cell>
          <table:table-cell table:style-name="ce71" table:formula="of:=VLOOKUP([.$B76];[.$A$2:.$H61];6;0)*[.$Q76]" office:value-type="float" office:value="1946.475">
            <text:p>1946,48</text:p>
          </table:table-cell>
          <table:table-cell table:number-columns-repeated="2"/>
          <table:table-cell table:formula="of:=[.C76]*TBLFIND([.$A$1:.$N$27];[.B76]; [.$N$1])" office:value-type="float" office:value="21.5">
            <text:p>21,5</text:p>
          </table:table-cell>
          <table:table-cell table:style-name="ce25" table:formula="of:=[.C76]*TBLFIND([.$A$1:.$O$27];[.B76]; [.$O$1])" office:value-type="float" office:value="64.5">
            <text:p>64,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6]"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4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6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9]*VLOOKUP([.$B79];[.$A$2:.$N48];11;0)+[.E79]*[.H79]*VLOOKUP([.$B79];[.$A$2:.$N48];12;0))*(1 + ([.D79]-[Variables.$B$7])*VLOOKUP([.$B79];[.$A$2:.$O48];13;0)/100)" office:value-type="float" office:value="1534.78125">
            <text:p>1534,78</text:p>
          </table:table-cell>
          <table:table-cell table:style-name="ce71" table:formula="of:=VLOOKUP([.$B79];[.$A$2:.$H62];2;0)*[.$Q79]" office:value-type="float" office:value="3836.953125">
            <text:p>3836,95</text:p>
          </table:table-cell>
          <table:table-cell table:style-name="ce71" table:formula="of:=VLOOKUP([.$B79];[.$A$2:.$H62];4;0)*[.$Q79]" office:value-type="float" office:value="5371.734375">
            <text:p>5371,73</text:p>
          </table:table-cell>
          <table:table-cell table:style-name="ce71" table:formula="of:=VLOOKUP([.$B79];[.$A$2:.$H62];6;0)*[.$Q79]" office:value-type="float" office:value="268.58671875">
            <text:p>268,59</text:p>
          </table:table-cell>
          <table:table-cell table:number-columns-repeated="2"/>
          <table:table-cell table:formula="of:=[.C79]*TBLFIND([.$A$1:.$N$27];[.B79]; [.$N$1])" office:value-type="float" office:value="9">
            <text:p>9</text:p>
          </table:table-cell>
          <table:table-cell table:style-name="ce25" table:formula="of:=[.C79]*TBLFIND([.$A$1:.$O$27];[.B79];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6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0]*VLOOKUP([.$B80];[.$A$2:.$N49];11;0)+[.E81]*[.H81]*VLOOKUP([.$B80];[.$A$2:.$N49];12;0))*(1 + ([.D80]-[Variables.$B$7])*VLOOKUP([.$B80];[.$A$2:.$O49];13;0)/100)" office:value-type="float" office:value="2157.5535">
            <text:p>2157,55</text:p>
          </table:table-cell>
          <table:table-cell table:style-name="ce71" table:formula="of:=VLOOKUP([.$B80];[.$A$2:.$H66];2;0)*[.$Q80]" office:value-type="float" office:value="5609.6391">
            <text:p>5609,64</text:p>
          </table:table-cell>
          <table:table-cell table:style-name="ce71" table:formula="of:=VLOOKUP([.$B80];[.$A$2:.$H66];4;0)*[.$Q80]" office:value-type="float" office:value="7767.1926">
            <text:p>7767,19</text:p>
          </table:table-cell>
          <table:table-cell table:style-name="ce71" table:formula="of:=VLOOKUP([.$B80];[.$A$2:.$H66];6;0)*[.$Q80]" office:value-type="float" office:value="485.4495375">
            <text:p>485,45</text:p>
          </table:table-cell>
          <table:table-cell table:number-columns-repeated="2"/>
          <table:table-cell table:formula="of:=[.C80]*TBLFIND([.$A$1:.$N$27];[.B80]; [.$N$1])" office:value-type="float" office:value="12.53">
            <text:p>12,53</text:p>
          </table:table-cell>
          <table:table-cell table:style-name="ce25" table:formula="of:=[.C80]*TBLFIND([.$A$1:.$O$27];[.B80]; [.$O$1])" office:value-type="float" office:value="37.59">
            <text:p>37,59</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4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0];11;0)+[.E83]*[.H83]*VLOOKUP([.$B83];[.$A$2:.$N50];12;0))*(1 + ([.D83]-[Variables.$B$7])*VLOOKUP([.$B83];[.$A$2:.$O50];13;0)/100)" office:value-type="float" office:value="1548.4">
            <text:p>1548,4</text:p>
          </table:table-cell>
          <table:table-cell table:style-name="ce71" table:formula="of:=VLOOKUP([.$B83];[.$A$2:.$H67];2;0)*[.$Q83]" office:value-type="float" office:value="2012.92">
            <text:p>2012,92</text:p>
          </table:table-cell>
          <table:table-cell table:style-name="ce71" table:formula="of:=VLOOKUP([.$B83];[.$A$2:.$H67];4;0)*[.$Q83]" office:value-type="float" office:value="4180.68">
            <text:p>4180,68</text:p>
          </table:table-cell>
          <table:table-cell table:style-name="ce71" table:formula="of:=VLOOKUP([.$B83];[.$A$2:.$H67];6;0)*[.$Q83]"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1];11;0)+[.E84]*[.H84]*VLOOKUP([.$B84];[.$A$2:.$N51];12;0))*(1 + ([.D84]-[Variables.$B$7])*VLOOKUP([.$B84];[.$A$2:.$O51];13;0)/100)" office:value-type="float" office:value="2250">
            <text:p>2250</text:p>
          </table:table-cell>
          <table:table-cell table:style-name="ce71" table:formula="of:=VLOOKUP([.$B84];[.$A$2:.$H68];2;0)*[.$Q84]" office:value-type="float" office:value="2925">
            <text:p>2925</text:p>
          </table:table-cell>
          <table:table-cell table:style-name="ce71" table:formula="of:=VLOOKUP([.$B84];[.$A$2:.$H68];4;0)*[.$Q84]" office:value-type="float" office:value="6075">
            <text:p>6075</text:p>
          </table:table-cell>
          <table:table-cell table:style-name="ce71" table:formula="of:=VLOOKUP([.$B84];[.$A$2:.$H68];6;0)*[.$Q84]"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2];11;0)+[.E85]*[.H85]*VLOOKUP([.$B85];[.$A$2:.$N52];12;0))*(1 + ([.D85]-[Variables.$B$7])*VLOOKUP([.$B85];[.$A$2:.$O52];13;0)/100)" office:value-type="float" office:value="3600">
            <text:p>3600</text:p>
          </table:table-cell>
          <table:table-cell table:style-name="ce71" table:formula="of:=VLOOKUP([.$B85];[.$A$2:.$H69];2;0)*[.$Q85]" office:value-type="float" office:value="4680">
            <text:p>4680</text:p>
          </table:table-cell>
          <table:table-cell table:style-name="ce71" table:formula="of:=VLOOKUP([.$B85];[.$A$2:.$H69];4;0)*[.$Q85]" office:value-type="float" office:value="9720">
            <text:p>9720</text:p>
          </table:table-cell>
          <table:table-cell table:style-name="ce71" table:formula="of:=VLOOKUP([.$B85];[.$A$2:.$H69];6;0)*[.$Q85]"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71" table:formula="of:=([.C86]*VLOOKUP([.$B86];[.$A$2:.$N53];11;0)+[.E86]*[.H86]*VLOOKUP([.$B86];[.$A$2:.$N53];12;0))*(1 + ([.D86]-[Variables.$B$7])*VLOOKUP([.$B86];[.$A$2:.$O53];13;0)/100)" office:value-type="float" office:value="0">
            <text:p>0</text:p>
          </table:table-cell>
          <table:table-cell table:style-name="ce71" table:formula="of:=VLOOKUP([.$B86];[.$A$2:.$H70];2;0)*[.$Q86]" office:value-type="float" office:value="0">
            <text:p>0</text:p>
          </table:table-cell>
          <table:table-cell table:style-name="ce71" table:formula="of:=VLOOKUP([.$B86];[.$A$2:.$H70];4;0)*[.$Q86]" office:value-type="float" office:value="0">
            <text:p>0</text:p>
          </table:table-cell>
          <table:table-cell table:style-name="ce71"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5" table:formula="of:=[.C86]*TBLFIND([.$A$1:.$O$27];[.B86];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7]; [.$A91]; [.$I$51]); TBLFIND([.$A$51:.$T$87]; [.$B91]; [.$M$51]); TBLFIND([.$A$51:.$T$87]; [.$A91]; [.$E$51]); TBLFIND([.$A$51:.$T$87]; [.$A91]; [.$H$51]))" office:value-type="float" office:value="80.5">
            <text:p>80,5</text:p>
          </table:table-cell>
          <table:table-cell table:style-name="ce25"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5" table:formula="of:=[.D91]/[.D92]" office:value-type="float" office:value="0.279513888888889">
            <text:p>0,28</text:p>
          </table:table-cell>
          <table:table-cell table:style-name="ce25" table:formula="of:=VTBLFIND([.$A91]; [.$A$51:.$T$88]; [.C$51])/VTBLFIND([.$B91]; [.$A$51:.$T$88];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1]" office:value-type="string" office:string-value="Azure">
            <text:p>Azure</text:p>
          </table:table-cell>
          <table:table-cell table:style-name="ce70" table:formula="of:=[.A91]" office:value-type="string" office:string-value="Scorpion" table:number-columns-spanned="2" table:number-rows-spanned="1">
            <text:p>Scorpion</text:p>
          </table:table-cell>
          <table:covered-table-cell table:style-name="ce62"/>
          <table:table-cell table:style-name="ce77" table:formula="of:=DAMAGETOARMOR([.$A$30:.$C$48]; TBLFIND([.$A$51:.$T$87]; [.$A92]; [.$I$51]); TBLFIND([.$A$51:.$T$87]; [.$B92]; [.$M$51]); TBLFIND([.$A$51:.$T$87]; [.$A92]; [.$E$51]); TBLFIND([.$A$51:.$T$87]; [.$A92]; [.$H$51]))" office:value-type="float" office:value="288">
            <text:p>288</text:p>
          </table:table-cell>
          <table:table-cell table:style-name="ce77" table:formula="of:=TBLFIND([.$A$51:.$X$88]; [.$B92]; [.$C$51])/[.$D92]" office:value-type="float" office:value="3.29861111111111">
            <text:p>3,3</text:p>
          </table:table-cell>
          <table:table-cell table:style-name="ce62" table:formula="of:=VTBLFIND([.$A92]; [.$A$51:.$T$88]; [.R$51])/VTBLFIND([.$B92]; [.$A$51:.$T$88]; [.R$51])" office:value-type="float" office:value="1.36164931141796">
            <text:p>1,36</text:p>
          </table:table-cell>
          <table:table-cell table:style-name="ce62" table:formula="of:=VTBLFIND([.$A92]; [.$A$51:.$T$88]; [.S$51])/VTBLFIND([.$B92]; [.$A$51:.$T$88]; [.S$51])" office:value-type="float" office:value="1.36164931141796">
            <text:p>1,36</text:p>
          </table:table-cell>
          <table:table-cell table:style-name="ce62" table:formula="of:=VTBLFIND([.$A92]; [.$A$51:.$T$88]; [.T$51])/VTBLFIND([.$B92]; [.$A$51:.$T$88]; [.T$51])" office:value-type="float" office:value="1.36164931141796">
            <text:p>1,36</text:p>
          </table:table-cell>
          <table:table-cell table:style-name="ce77" table:formula="of:=[.D92]/[.D91]" office:value-type="float" office:value="3.57763975155279">
            <text:p>3,58</text:p>
          </table:table-cell>
          <table:table-cell table:style-name="ce77" table:formula="of:=VTBLFIND([.$A92]; [.$A$51:.$T$88]; [.C$51])/VTBLFIND([.$B92]; [.$A$51:.$T$88];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7]; [.$A$95]; [.R$51])" office:value-type="float" office:value="3843.75">
            <text:p>3843,75</text:p>
          </table:table-cell>
          <table:table-cell table:style-name="ce67" table:formula="of:=TBLFIND([.$A$51:.$V$87]; [.$A$95]; [.S$51])" office:value-type="float" office:value="5381.25">
            <text:p>5381,25</text:p>
          </table:table-cell>
          <table:table-cell table:style-name="ce67" table:formula="of:=TBLFIND([.$A$51:.$V$87]; [.$A$95];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0];[Main.$C$3:.$M$3]) * SHOURS(1) / [.$B$95]" office:value-type="float" office:value="0.00515121951219512">
            <text:p>0,01</text:p>
          </table:table-cell>
          <table:table-cell table:style-name="ce74"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5" table:formula="of:=SUPERFORMULA([.$A100];[Main.$C$3:.$M$3]) * SDAYS(1) / [.$B$95]" office:value-type="float" office:value="0.123629268292683">
            <text:p>0,12</text:p>
          </table:table-cell>
          <table:table-cell table:style-name="ce74"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5" table:formula="of:=SUPERFORMULA([.$A100];[Main.$C$3:.$M$3]) * SWEEKS(1) / [.$B$95]" office:value-type="float" office:value="0.865404878048781">
            <text:p>0,87</text:p>
          </table:table-cell>
          <table:table-cell table:style-name="ce67" table:formula="of:=SUPERFORMULA([.$A100];[Main.$C$16:.$M$16]) * SWEEKS(1) / [.$C$95]" office:value-type="float" office:value="1.34868292682927">
            <text:p>1,35</text:p>
          </table:table-cell>
          <table:table-cell table:style-name="ce25" table:formula="of:=SUPERFORMULA([.$A100];[Main.$C$33:.$M$33]) * SWEEKS(1) / [.$D$95]" office:value-type="float" office:value="3.37170731707317">
            <text:p>3,37</text:p>
          </table:table-cell>
          <table:table-cell/>
          <table:table-cell table:style-name="ce25" table:formula="of:=SUPERFORMULA([.$A100];[Main.$C$3:.$M$3]) * SMONTHS(1) / [.$B$95]" office:value-type="float" office:value="3.70887804878049">
            <text:p>3,71</text:p>
          </table:table-cell>
          <table:table-cell table:style-name="ce67" table:formula="of:=SUPERFORMULA([.$A100];[Main.$C$16:.$M$16]) * SMONTHS(1) / [.$C$95]" office:value-type="float" office:value="5.78006968641115">
            <text:p>5,78</text:p>
          </table:table-cell>
          <table:table-cell table:style-name="ce67"/>
          <table:table-cell table:style-name="ce25"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1];[Main.$C$3:.$M$3]) * SHOURS(1) / [.$B$95]" office:value-type="float" office:value="0.0103696609990584">
            <text:p>0,01</text:p>
          </table:table-cell>
          <table:table-cell table:style-name="ce74"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5" table:formula="of:=SUPERFORMULA([.$A101];[Main.$C$3:.$M$3]) * SDAYS(1) / [.$B$95]" office:value-type="float" office:value="0.248871863977401">
            <text:p>0,25</text:p>
          </table:table-cell>
          <table:table-cell table:style-name="ce74"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5" table:formula="of:=SUPERFORMULA([.$A101];[Main.$C$3:.$M$3]) * SWEEKS(1) / [.$B$95]" office:value-type="float" office:value="1.74210304784181">
            <text:p>1,74</text:p>
          </table:table-cell>
          <table:table-cell table:style-name="ce67" table:formula="of:=SUPERFORMULA([.$A101];[Main.$C$16:.$M$16]) * SWEEKS(1) / [.$C$95]" office:value-type="float" office:value="2.72963240149924">
            <text:p>2,73</text:p>
          </table:table-cell>
          <table:table-cell table:style-name="ce25" table:formula="of:=SUPERFORMULA([.$A101];[Main.$C$33:.$M$33]) * SWEEKS(1) / [.$D$95]" office:value-type="float" office:value="6.77568118198705">
            <text:p>6,78</text:p>
          </table:table-cell>
          <table:table-cell/>
          <table:table-cell table:style-name="ce25" table:formula="of:=SUPERFORMULA([.$A101];[Main.$C$3:.$M$3]) * SMONTHS(1) / [.$B$95]" office:value-type="float" office:value="7.46615591932204">
            <text:p>7,47</text:p>
          </table:table-cell>
          <table:table-cell table:style-name="ce67" table:formula="of:=SUPERFORMULA([.$A101];[Main.$C$16:.$M$16]) * SMONTHS(1) / [.$C$95]" office:value-type="float" office:value="11.6984245778539">
            <text:p>11,7</text:p>
          </table:table-cell>
          <table:table-cell table:style-name="ce67"/>
          <table:table-cell table:style-name="ce25"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2];[Main.$C$3:.$M$3]) * SHOURS(1) / [.$B$95]" office:value-type="float" office:value="0.020883415455214">
            <text:p>0,02</text:p>
          </table:table-cell>
          <table:table-cell table:style-name="ce74"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5" table:formula="of:=SUPERFORMULA([.$A102];[Main.$C$3:.$M$3]) * SDAYS(1) / [.$B$95]" office:value-type="float" office:value="0.501201970925135">
            <text:p>0,5</text:p>
          </table:table-cell>
          <table:table-cell table:style-name="ce74"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5" table:formula="of:=SUPERFORMULA([.$A102];[Main.$C$3:.$M$3]) * SWEEKS(1) / [.$B$95]" office:value-type="float" office:value="3.50841379647595">
            <text:p>3,51</text:p>
          </table:table-cell>
          <table:table-cell table:style-name="ce67" table:formula="of:=SUPERFORMULA([.$A102];[Main.$C$16:.$M$16]) * SWEEKS(1) / [.$C$95]" office:value-type="float" office:value="5.52842966240514">
            <text:p>5,53</text:p>
          </table:table-cell>
          <table:table-cell table:style-name="ce25" table:formula="of:=SUPERFORMULA([.$A102];[Main.$C$33:.$M$33]) * SWEEKS(1) / [.$D$95]" office:value-type="float" office:value="13.6205272233808">
            <text:p>13,62</text:p>
          </table:table-cell>
          <table:table-cell/>
          <table:table-cell table:style-name="ce25" table:formula="of:=SUPERFORMULA([.$A102];[Main.$C$3:.$M$3]) * SMONTHS(1) / [.$B$95]" office:value-type="float" office:value="15.0360591277541">
            <text:p>15,04</text:p>
          </table:table-cell>
          <table:table-cell table:style-name="ce67" table:formula="of:=SUPERFORMULA([.$A102];[Main.$C$16:.$M$16]) * SMONTHS(1) / [.$C$95]" office:value-type="float" office:value="23.6932699817363">
            <text:p>23,69</text:p>
          </table:table-cell>
          <table:table-cell table:style-name="ce67"/>
          <table:table-cell table:style-name="ce25"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3];[Main.$C$3:.$M$3]) * SHOURS(1) / [.$B$95]" office:value-type="float" office:value="0.0367627075004598">
            <text:p>0,04</text:p>
          </table:table-cell>
          <table:table-cell table:style-name="ce74"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5" table:formula="of:=SUPERFORMULA([.$A103];[Main.$C$3:.$M$3]) * SDAYS(1) / [.$B$95]" office:value-type="float" office:value="0.882304980011035">
            <text:p>0,88</text:p>
          </table:table-cell>
          <table:table-cell table:style-name="ce74"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5" table:formula="of:=SUPERFORMULA([.$A103];[Main.$C$3:.$M$3]) * SWEEKS(1) / [.$B$95]" office:value-type="float" office:value="6.17613486007724">
            <text:p>6,18</text:p>
          </table:table-cell>
          <table:table-cell table:style-name="ce67" table:formula="of:=SUPERFORMULA([.$A103];[Main.$C$16:.$M$16]) * SWEEKS(1) / [.$C$95]" office:value-type="float" office:value="9.77878252704996">
            <text:p>9,78</text:p>
          </table:table-cell>
          <table:table-cell table:style-name="ce25" table:formula="of:=SUPERFORMULA([.$A103];[Main.$C$33:.$M$33]) * SWEEKS(1) / [.$D$95]" office:value-type="float" office:value="23.9399532587573">
            <text:p>23,94</text:p>
          </table:table-cell>
          <table:table-cell/>
          <table:table-cell table:style-name="ce25" table:formula="of:=SUPERFORMULA([.$A103];[Main.$C$3:.$M$3]) * SMONTHS(1) / [.$B$95]" office:value-type="float" office:value="26.469149400331">
            <text:p>26,47</text:p>
          </table:table-cell>
          <table:table-cell table:style-name="ce67" table:formula="of:=SUPERFORMULA([.$A103];[Main.$C$16:.$M$16]) * SMONTHS(1) / [.$C$95]" office:value-type="float" office:value="41.9090679730712">
            <text:p>41,91</text:p>
          </table:table-cell>
          <table:table-cell table:style-name="ce67"/>
          <table:table-cell table:style-name="ce25"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7"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7"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5" table:formula="of:=SUPERFORMULA([.$A105];[Main.$C$9:.$M$9]) * SWEEKS(1) / [.$B$95]" office:value-type="float" office:value="6.37252682926829">
            <text:p>6,37</text:p>
          </table:table-cell>
          <table:table-cell table:style-name="ce67" table:formula="of:=SUPERFORMULA([.$A105];[Main.$C$21:.$M$21]) * SWEEKS(1) / [.$C$95]" office:value-type="float" office:value="16.672128294752">
            <text:p>16,67</text:p>
          </table:table-cell>
          <table:table-cell table:style-name="ce25" table:formula="of:=SUPERFORMULA([.$A105];[Main.$C$39:.$M$39]) * SWEEKS(1) / [.$D$95]" office:value-type="float" office:value="23.3771707317073">
            <text:p>23,38</text:p>
          </table:table-cell>
          <table:table-cell/>
          <table:table-cell table:style-name="ce25" table:formula="of:=SUPERFORMULA([.$A105];[Main.$C$9:.$M$9]) * SMONTHS(1) / [.$B$95]" office:value-type="float" office:value="27.3108292682927">
            <text:p>27,31</text:p>
          </table:table-cell>
          <table:table-cell table:style-name="ce67" table:formula="of:=SUPERFORMULA([.$A105];[Main.$C$21:.$M$21]) * SMONTHS(1) / [.$C$95]" office:value-type="float" office:value="71.45197840608">
            <text:p>71,45</text:p>
          </table:table-cell>
          <table:table-cell table:style-name="ce67"/>
          <table:table-cell table:style-name="ce25"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7"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7"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5" table:formula="of:=SUPERFORMULA([.$A106];[Main.$C$9:.$M$9]) * SWEEKS(1) / [.$B$95]" office:value-type="float" office:value="8.35053835775382">
            <text:p>8,35</text:p>
          </table:table-cell>
          <table:table-cell table:style-name="ce67" table:formula="of:=SUPERFORMULA([.$A106];[Main.$C$21:.$M$21]) * SWEEKS(1) / [.$C$95]" office:value-type="float" office:value="20.4629000286331">
            <text:p>20,46</text:p>
          </table:table-cell>
          <table:table-cell table:style-name="ce25" table:formula="of:=SUPERFORMULA([.$A106];[Main.$C$39:.$M$39]) * SWEEKS(1) / [.$D$95]" office:value-type="float" office:value="36.558660493901">
            <text:p>36,56</text:p>
          </table:table-cell>
          <table:table-cell/>
          <table:table-cell table:style-name="ce25" table:formula="of:=SUPERFORMULA([.$A106];[Main.$C$9:.$M$9]) * SMONTHS(1) / [.$B$95]" office:value-type="float" office:value="35.7880215332307">
            <text:p>35,79</text:p>
          </table:table-cell>
          <table:table-cell table:style-name="ce67" table:formula="of:=SUPERFORMULA([.$A106];[Main.$C$21:.$M$21]) * SMONTHS(1) / [.$C$95]" office:value-type="float" office:value="87.6981429798561">
            <text:p>87,7</text:p>
          </table:table-cell>
          <table:table-cell table:style-name="ce67"/>
          <table:table-cell table:style-name="ce25"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7"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7"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5" table:formula="of:=SUPERFORMULA([.$A107];[Main.$C$9:.$M$9]) * SWEEKS(1) / [.$B$95]" office:value-type="float" office:value="10.5406913725223">
            <text:p>10,54</text:p>
          </table:table-cell>
          <table:table-cell table:style-name="ce67" table:formula="of:=SUPERFORMULA([.$A107];[Main.$C$21:.$M$21]) * SWEEKS(1) / [.$C$95]" office:value-type="float" office:value="24.5798785566863">
            <text:p>24,58</text:p>
          </table:table-cell>
          <table:table-cell table:style-name="ce25" table:formula="of:=SUPERFORMULA([.$A107];[Main.$C$39:.$M$39]) * SWEEKS(1) / [.$D$95]" office:value-type="float" office:value="51.7823318927558">
            <text:p>51,78</text:p>
          </table:table-cell>
          <table:table-cell/>
          <table:table-cell table:style-name="ce25" table:formula="of:=SUPERFORMULA([.$A107];[Main.$C$9:.$M$9]) * SMONTHS(1) / [.$B$95]" office:value-type="float" office:value="45.174391596524">
            <text:p>45,17</text:p>
          </table:table-cell>
          <table:table-cell table:style-name="ce67" table:formula="of:=SUPERFORMULA([.$A107];[Main.$C$21:.$M$21]) * SMONTHS(1) / [.$C$95]" office:value-type="float" office:value="105.342336671513">
            <text:p>105,34</text:p>
          </table:table-cell>
          <table:table-cell table:style-name="ce67"/>
          <table:table-cell table:style-name="ce25"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7"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7"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5" table:formula="of:=SUPERFORMULA([.$A108];[Main.$C$9:.$M$9]) * SWEEKS(1) / [.$B$95]" office:value-type="float" office:value="12.9024">
            <text:p>12,9</text:p>
          </table:table-cell>
          <table:table-cell table:style-name="ce67" table:formula="of:=SUPERFORMULA([.$A108];[Main.$C$21:.$M$21]) * SWEEKS(1) / [.$C$95]" office:value-type="float" office:value="28.9489731025296">
            <text:p>28,95</text:p>
          </table:table-cell>
          <table:table-cell table:style-name="ce25" table:formula="of:=SUPERFORMULA([.$A108];[Main.$C$39:.$M$39]) * SWEEKS(1) / [.$D$95]" office:value-type="float" office:value="68.6221738536711">
            <text:p>68,62</text:p>
          </table:table-cell>
          <table:table-cell/>
          <table:table-cell table:style-name="ce25" table:formula="of:=SUPERFORMULA([.$A108];[Main.$C$9:.$M$9]) * SMONTHS(1) / [.$B$95]" office:value-type="float" office:value="55.296">
            <text:p>55,3</text:p>
          </table:table-cell>
          <table:table-cell table:style-name="ce67" table:formula="of:=SUPERFORMULA([.$A108];[Main.$C$21:.$M$21]) * SMONTHS(1) / [.$C$95]" office:value-type="float" office:value="124.06702758227">
            <text:p>124,07</text:p>
          </table:table-cell>
          <table:table-cell table:style-name="ce67"/>
          <table:table-cell table:style-name="ce25"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2:Main.P358" table:contains-header="false">
          <table:filter>
            <table:filter-or>
              <table:filter-condition table:field-number="0" table:value="B Healing Center" table:operator="="/>
              <table:filter-condition table:field-number="0" table:value="B Healing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8">2011-03-28</text:date>, <text:time>21:49: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28T21:49:56</dc:date>
    <dc:creator>Artūras Šlajus</dc:creator>
    <meta:editing-duration>PT69H40M42S</meta:editing-duration>
    <meta:editing-cycles>349</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